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Microsoft JhengHei" fo:font-size="9pt" officeooo:paragraph-rsid="000a4dc7" style:font-name-asian="等线" style:font-size-asian="9pt" style:font-size-complex="9pt"/>
    </style:style>
    <style:style style:name="P2" style:family="paragraph" style:parent-style-name="Standard">
      <style:text-properties officeooo:paragraph-rsid="000a4dc7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1.1874in" style:auto-text-indent="false"/>
      <style:text-properties style:font-name="Microsoft JhengHei" fo:font-size="9pt" officeooo:paragraph-rsid="000a4dc7" style:font-name-asian="等线" style:font-size-asian="9pt" style:font-size-complex="9pt"/>
    </style:style>
    <style:style style:name="P4" style:family="paragraph" style:parent-style-name="Standard">
      <style:paragraph-properties fo:margin-left="0in" fo:margin-right="0in" fo:text-indent="1.1874in" style:auto-text-indent="false"/>
      <style:text-properties style:font-name="Microsoft JhengHei" fo:font-size="9pt" officeooo:paragraph-rsid="000a4dc7" style:font-name-asian="等线" style:font-size-asian="9pt" style:font-size-complex="9pt"/>
    </style:style>
    <style:style style:name="P5" style:family="paragraph" style:parent-style-name="Standard">
      <style:paragraph-properties fo:margin-left="0in" fo:margin-right="0in" fo:text-indent="1.4374in" style:auto-text-indent="false"/>
      <style:text-properties style:font-name="Microsoft JhengHei" fo:font-size="9pt" officeooo:paragraph-rsid="000a4dc7" style:font-name-asian="等线" style:font-size-asian="9pt" style:font-size-complex="9pt"/>
    </style:style>
    <style:style style:name="P6" style:family="paragraph" style:parent-style-name="Standard">
      <style:paragraph-properties fo:margin-left="0in" fo:margin-right="0in" fo:text-indent="1.5in" style:auto-text-indent="false"/>
      <style:text-properties style:font-name="Microsoft JhengHei" fo:font-size="9pt" officeooo:paragraph-rsid="000a4dc7" style:font-name-asian="等线" style:font-size-asian="9pt" style:font-size-complex="9pt"/>
    </style:style>
    <style:style style:name="P7" style:family="paragraph" style:parent-style-name="Text_20_body_20__28_user_29_">
      <style:paragraph-properties fo:margin-left="0in" fo:margin-right="0in" fo:margin-top="0in" fo:margin-bottom="0in" loext:contextual-spacing="false" fo:line-height="100%" fo:text-indent="0.1252in" style:auto-text-indent="false"/>
      <style:text-properties style:font-name="Microsoft JhengHei" fo:font-size="9pt" officeooo:paragraph-rsid="000a4dc7" style:font-name-asian="等线" style:font-size-asian="9pt" style:font-size-complex="9pt"/>
    </style:style>
    <style:style style:name="P8" style:family="paragraph" style:parent-style-name="Text_20_body_20__28_user_29_">
      <style:paragraph-properties fo:margin-top="0in" fo:margin-bottom="0in" loext:contextual-spacing="false" fo:line-height="100%"/>
      <style:text-properties style:font-name="Microsoft JhengHei" fo:font-size="9pt" officeooo:paragraph-rsid="000a4dc7" style:font-name-asian="等线" style:font-size-asian="9pt" style:font-size-complex="9pt"/>
    </style:style>
    <style:style style:name="P9" style:family="paragraph" style:parent-style-name="Text_20_body_20__28_user_29_">
      <style:paragraph-properties fo:margin-top="0in" fo:margin-bottom="0in" loext:contextual-spacing="false" fo:line-height="100%"/>
      <style:text-properties style:font-name="Microsoft JhengHei" fo:font-size="9pt" officeooo:rsid="000a4dc7" officeooo:paragraph-rsid="000a4dc7" style:font-name-asian="等线" style:font-size-asian="9pt" style:font-size-complex="9pt"/>
    </style:style>
    <style:style style:name="P10" style:family="paragraph" style:parent-style-name="Text_20_body_20__28_user_29_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Microsoft JhengHei" fo:font-size="9pt" officeooo:paragraph-rsid="000a4dc7" style:font-name-asian="等线" style:font-size-asian="9pt" style:font-size-complex="9pt"/>
    </style:style>
    <style:style style:name="P11" style:family="paragraph" style:parent-style-name="Text_20_body_20__28_user_29_">
      <style:paragraph-properties fo:margin-left="0in" fo:margin-right="0in" fo:margin-top="0in" fo:margin-bottom="0in" loext:contextual-spacing="false" fo:line-height="100%" fo:text-indent="0in" style:auto-text-indent="false"/>
      <style:text-properties style:font-name="Microsoft JhengHei" fo:font-size="9pt" officeooo:paragraph-rsid="000a4dc7" style:font-name-asian="等线" style:font-size-asian="9pt" style:font-size-complex="9pt"/>
    </style:style>
    <style:style style:name="T1" style:family="text">
      <style:text-properties style:font-name="Microsoft JhengHei" fo:font-size="9pt" style:font-name-asian="等线" style:font-size-asian="9pt" style:font-size-complex="9pt"/>
    </style:style>
    <style:style style:name="T2" style:family="text">
      <style:text-properties officeooo:rsid="001ca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一、 安装</text:p>
      <text:p text:style-name="P8">- sudo apt-get install mysql-server</text:p>
      <text:p text:style-name="P7">- 期间会输入root 密码 ，可以设置为：admin</text:p>
      <text:p text:style-name="P7">- 如果安装过程中，没有设置密码，那么运行如下命令：</text:p>
      <text:p text:style-name="P10">- mysql&gt; GRANT ALL PRIVILEGES ON *.* TO root@localhost IDENTIFIED BY "admin"</text:p>
      <text:p text:style-name="P8">- sudo apt-get install mysql-client</text:p>
      <text:p text:style-name="P8">- sudo apt-get install libmysqlclient-dev</text:p>
      <text:p text:style-name="P8">- sudo netstat -tap | grep mysql</text:p>
      <text:p text:style-name="P7">- 通过上述命令检查之后，如果看到有mysql 的socket处于 listen 状态则表示安装成功。</text:p>
      <text:p text:style-name="P11"/>
      <text:p text:style-name="P11">二、进入mysql</text:p>
      <text:p text:style-name="P11">使用前需要先进入mysql</text:p>
      <text:p text:style-name="P8">- mysql -u root -p</text:p>
      <text:p text:style-name="P8"/>
      <text:p text:style-name="P8">三、创建、删除和操作</text:p>
      <text:p text:style-name="P8">- 创建数据库 <text:s/>create database labelattr2;</text:p>
      <text:p text:style-name="P8">- 删除数据库 drop database labelattr2;</text:p>
      <text:p text:style-name="P8">- 使用数据库 use labelattr2;</text:p>
      <text:p text:style-name="P8">- 创建表 create table ()：</text:p>
      <text:p text:style-name="P2"><text:span text:style-name="T1">- create table img_label ( Id </text:span><text:bookmark-start text:name="_Hlk533868050"/><text:span text:style-name="T1">int(11) unsigned primary key not null auto_increment,</text:span><text:bookmark-end text:name="_Hlk533868050"/><text:span text:style-name="T1"> image_name varchar(255), </text:span></text:p>
      <text:p text:style-name="P5">data_source varchar(255), color tinyint(1), direction tinyint(1) );</text:p>
      <text:p text:style-name="P1">- create table user_label ( Id int(11) unsigned primary key not null auto_increment,</text:p>
      <text:p text:style-name="P1"><text:s text:c="48"/>userid int(11) unsigned not null default 0,</text:p>
      <text:p text:style-name="P6">imgid int(11) unsigned not null default 0,</text:p>
      <text:p text:style-name="P6">attr varchar(255),</text:p>
      <text:p text:style-name="P6">label_time datetime,</text:p>
      <text:p text:style-name="P6">label_value varchar(255));</text:p>
      <text:p text:style-name="P1">- create table users ( Id int(11) not null auto_increment,</text:p>
      <text:p text:style-name="P4">username varchar(255) not null,</text:p>
      <text:p text:style-name="P4">passwd varchar(255) null default '000000',</text:p>
      <text:p text:style-name="P3">primary key (Id,username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6:47:44.036335999</meta:creation-date>
    <dc:date>2019-02-03T06:51:36.610440972</dc:date>
    <meta:editing-duration>PT3M52S</meta:editing-duration>
    <meta:editing-cycles>1</meta:editing-cycles>
    <meta:document-statistic meta:table-count="0" meta:image-count="0" meta:object-count="0" meta:page-count="1" meta:paragraph-count="29" meta:word-count="253" meta:character-count="1107" meta:non-whitespace-character-count="935"/>
    <meta:generator>LibreOffice/5.1.6.2$Linux_X86_64 LibreOffice_project/10m0$Build-2</meta:generator>
  </office:meta>
</office:document-meta>
</file>